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loext:contextual-spacing="false" fo:margin-top="0cm" fo:margin-bottom="0.353cm"/>
    </style:style>
    <style:style style:name="P2" style:family="paragraph" style:parent-style-name="Standard" style:master-page-name="Standard">
      <style:paragraph-properties loext:contextual-spacing="false" fo:margin-top="0cm" fo:margin-bottom="0.353cm" style:page-number="1"/>
      <style:text-properties fo:font-size="28pt" style:font-size-asian="28pt" style:font-size-complex="28pt"/>
    </style:style>
    <style:style style:name="P3" style:family="paragraph" style:parent-style-name="Standard" style:list-style-name="WWNum1">
      <style:paragraph-properties loext:contextual-spacing="true" fo:margin-left="1.27cm" fo:margin-right="0cm" fo:margin-top="0cm" fo:margin-bottom="0.353cm" fo:text-indent="-0.635cm" style:auto-text-indent="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background-color="#66ffff"/>
    </style:style>
    <style:style style:name="T4" style:family="text">
      <style:text-properties fo:background-color="#66ff66"/>
    </style:style>
    <style:style style:name="T5" style:family="text">
      <style:text-properties fo:background-color="#99ffff"/>
    </style:style>
    <style:style style:name="T6" style:family="text">
      <style:text-properties fo:background-color="#99ff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E DELS RACONS</text:p>
      <text:p text:style-name="P1">Cada professor proposa un taller que es farà setmanalment al mateix dia a la mateixa hora. Evidentment, un mateix professor pot proposar més d'un taller sempre que ho faci a diferents dies i hores (òbviament! el <text:span text:style-name="T4">professor no es pot desdoblar</text:span>!). </text:p>
      <text:p text:style-name="P1">Tenim un conjunt d'alumnes que es poden apuntar a aquests tallers o no; però sempre hem de tenir en compte que <text:span text:style-name="T4">els tallers tenen un aforament màxim d'alumnes</text:span>. </text:p>
      <text:p text:style-name="P1">Els <text:span text:style-name="T4">tallers han d'estar classificats en categories</text:span>. Per exemple, hi ha tallers que es classifiquen com instrumentals i hi ha tallers que es classifiquen com lúdics. <text:span text:style-name="T5">Les categories han de ser configurables.</text:span></text:p>
      <text:p text:style-name="P1">Com ha de funcionar la web?</text:p>
      <text:p text:style-name="P1">A un conjunt d'<text:span text:style-name="T5">alumnes se'ls hi presenta un conjunt de tallers</text:span> i ells han d'anar escollint els tallers que més els interessin <text:span text:style-name="T1">cada setmana</text:span>. Evidentment, <text:span text:style-name="T5">un alumne no pot escollir dos tallers diferents si els fan al mateix dia a la mateixa hora</text:span>. El sistema ha de controlar que l'alumne no faci això, ja que l'alumne no es pot desdoblar. Quan un taller arribi a l'<text:span text:style-name="T6">aforament màxim d'alumnes, aquest taller queda tancat</text:span>. Ja no s'hi poden apuntar més alumnes. Per tant, això ha de ser un control a temps real ja que molts alumnes escolliran tallers a la vegada i el sistema ha de tancar un taller quan aquest estigui ple.</text:p>
      <text:p text:style-name="P1">Fixeu-vos que he dit que el sistema presenta un conjunt de tallers; no pas tots els tallers que hi ha. Perquè? Perquè hi ha tallers que només els poden fer alumnes de 1r ESO. Hi ha tallers que només els poden fer alumnes de 2n ESO. Hi ha tallers que tant els poden fer alumnes de 1r ESO com alumnes de 2n ESO. Una manera de solucionar això és agrupar els diferents tallers en "presentacions". La presentació de 1r ESO mostrarà només els tallers de 1r ESO. La presentació de 2n ESO mostrarà només els tallers de 2n ESO. I si un taller pertany a 1r i 2n ESO a la vegada, sortirà a les dues presentacions. </text:p>
      <text:p text:style-name="P1">Per tant, un mateix taller pot aparèixer en més d'una <text:span text:style-name="T2">presentació</text:span>, i una presentació agrupa diferents tallers.</text:p>
      <text:p text:style-name="P1">La gràcia és poder assignar a cada alumne quina presentació (agrupació de tallers) li mostrem en pantalla per tal que ell pugui escollir. Cada alumne tindrà una única presentació assignada i només podrà escollir els tallers que tingui aquella presentació. </text:p>
      <text:p text:style-name="P1">Ara bé la part divertida ....</text:p>
      <text:p text:style-name="P1">Hem dit que els tallers també estan agrupats en categories configurables. Per exemple: Una categoria pot ser instrumentals on hi ha talllers de matemàtiques, anglès, català, castellà. Una altre categoria pot ser lúdic, on hi ha tallers com escacs, jocs de taula, dansa, etcètera. Una altre categoria pot ser cultural on hi ha tallers com geografia, dansa, música, etcètera. Com que no podem saber quines categories hi haurà, aquestes han de ser configurables.</text:p>
      <text:p text:style-name="P1">Doncs bé, ara bé la part divertida ....</text:p>
      <text:p text:style-name="P1"><text:soft-page-break/>Cada alumne té assignat un número màxim de tallers que es pot apuntar d'una determinada categoria. Per evitar que un alumne esculli sempre tallers lúdics, el sistema ha de permetre configurar, per cada alumne, quin és el número màxim de tallers d'una determinada categoria que l'alumne pot escollir mensualment. Per tant, el sistema no ha de permetre que un alumne seleccioni un taller lúdic si ja ha superat el número màxim de tallers lúdics durant l'últim mes.</text:p>
      <text:p text:style-name="P1">Per evitar anar alumne per alumne a configurar aquests números màxims de tallers per cada una de les categories, estaria bé que el software permetés posar valors per defecte configurables, que si no es diu res en contra, s'apliquin aquells valors.</text:p>
      <text:p text:style-name="P1">Per últim:</text:p>
      <text:p text:style-name="P1">El sistema ha de poder donar els següents informes:</text:p>
      <text:p text:style-name="P1">Com que els alumnes seleccionen tallers cada setmana, un mateix taller que es fa dilluns a les 10.25 tindrà alumnes diferents cada setmana. Doncs el software ha de ser capaç de treure un llistat d'alumnes que s'han apuntat a un determinat taller, d'un dia i hora en concret. </text:p>
      <text:p text:style-name="P1">Tots els alumnes s'han d'apuntar als tallers de tal manera que tinguin totes les hores ocupades. No pot passar que un alumne en concret no s'hagi apuntat a cap taller del dimarts, per exemple. Si una presentació té un conjunt de tallers que es fan tots els dies de dilluns a divendres de 10.25 a 11.25, no pot passar que un alumne no s'hagi apuntat a cap taller del dimarts. Això el software també ho ha de controlar.</text:p>
      <text:p text:style-name="P1"/>
      <text:p text:style-name="P1">AFEGIT</text:p>
      <text:list xml:id="list1242516736365349208" text:style-name="WWNum1">
        <text:list-item>
          <text:p text:style-name="P3">El projecte ha de servir per altres objectius, per tant, parlarem de “tasques” i no de “tallers”</text:p>
        </text:list-item>
        <text:list-item>
          <text:p text:style-name="P3">Separar la part d’usuari de la d’administació</text:p>
        </text:list-item>
        <text:list-item>
          <text:p text:style-name="P3">Poder configurar que els usuaris es puguin canviar de presentació</text:p>
        </text:list-item>
      </text:list>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cm" fo:margin-right="0cm" fo:margin-top="0cm" fo:margin-bottom="0.353cm" fo:line-height="115%" fo:text-align="start" style:justify-single-word="false" fo:keep-together="auto" fo:orphans="0" fo:widows="0"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true"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true"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true"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true"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true"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true" fo:margin-top="0.847cm" fo:margin-bottom="0.212cm"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true" fo:margin-top="0.635cm" fo:margin-bottom="0.141cm"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background-image/>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document-statistic meta:table-count="0" meta:image-count="0" meta:object-count="0" meta:page-count="2" meta:paragraph-count="22" meta:word-count="775" meta:character-count="4445"/>
    <dc:date>2017-05-08T18:43:42.75</dc:date>
    <dc:creator>Francisco </dc:creator>
  </office:meta>
</office:document-meta>
</file>